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Calibri" fo:font-size="8pt" style:font-size-asian="8pt" style:font-size-complex="8pt"/>
    </style:style>
    <style:style style:name="P3" style:family="paragraph" style:parent-style-name="Footer"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DANI" style:family="paragraph" style:parent-style-name="Text_20_body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size="8pt" style:font-size-asian="8pt" style:font-size-complex="8pt"/>
    </style:style>
    <style:style style:name="MP2" style:family="paragraph" style:parent-style-name="Footer">
      <style:text-properties style:font-name="Calibri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ódulo Profesional: Sistemas de Gestión<text:tab/><text:tab/>2ºDAM – Curso 2019/20</text:p>
      </style:header>
      <style:footer>
        <text:p text:style-name="MP2">Tomás Mateo Núñez Ríos<text:tab/><text:tab/>0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22T13:31:15.49</meta:creation-date>
    <meta:document-statistic meta:table-count="0" meta:image-count="0" meta:object-count="0" meta:page-count="1" meta:paragraph-count="2" meta:word-count="14" meta:character-count="88"/>
    <dc:date>2019-10-22T14:22:55.86</dc:date>
    <meta:editing-duration>PT6M29S</meta:editing-duration>
    <meta:editing-cycles>1</meta:editing-cycles>
    <meta:generator>OpenOffice/4.1.6$Win32 OpenOffice.org_project/416m1$Build-9790</meta:generator>
  </office:meta>
</office:document-meta>
</file>